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5.5cm" style:rel-column-width="2184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dddddd" fo:padding="0.097cm" fo:border="0.05pt solid #000000">
        <style:background-image/>
      </style:table-cell-properties>
    </style:style>
    <style:style style:name="Table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 fo:font-size="14pt" officeooo:rsid="00405bf7" officeooo:paragraph-rsid="00405bf7" style:font-size-asian="14pt" style:font-size-complex="14pt"/>
    </style:style>
    <style:style style:name="P8" style:family="paragraph" style:parent-style-name="Table_20_Contents">
      <style:paragraph-properties fo:text-align="center" style:justify-single-word="false"/>
      <style:text-properties style:font-name="FreeSans" fo:font-size="14pt" officeooo:rsid="00537473" officeooo:paragraph-rsid="00537473" style:font-size-asian="14pt" style:font-size-complex="14pt"/>
    </style:style>
    <style:style style:name="P9" style:family="paragraph" style:parent-style-name="Table_20_Contents">
      <style:paragraph-properties fo:text-align="center" style:justify-single-word="false"/>
      <style:text-properties style:font-name="FreeSans" fo:font-size="14pt" fo:font-weight="bold" officeooo:rsid="003e8995" officeooo:paragraph-rsid="003e8995" style:font-size-asian="14pt" style:font-weight-asian="bold" style:font-size-complex="14pt" style:font-weight-complex="bold"/>
    </style:style>
    <style:style style:name="P10" style:family="paragraph" style:parent-style-name="Footer">
      <style:text-properties fo:font-size="2pt" style:font-size-asian="1.75pt" style:font-size-complex="2pt"/>
    </style:style>
    <style:style style:name="P1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2" style:family="paragraph" style:parent-style-name="Standard">
      <style:paragraph-properties fo:line-height="115%"/>
      <style:text-properties style:font-name="FreeSans" fo:font-size="15pt" fo:letter-spacing="0.035cm" officeooo:rsid="004dbeb2" officeooo:paragraph-rsid="004dbeb2" style:font-size-asian="13.1000003814697pt" style:font-size-complex="15pt"/>
    </style:style>
    <style:style style:name="P1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4" style:family="paragraph" style:parent-style-name="Standard">
      <style:paragraph-properties fo:line-height="115%"/>
      <style:text-properties style:font-name="FreeSans" fo:font-size="14pt" fo:letter-spacing="0.035cm" officeooo:rsid="002a61b8" officeooo:paragraph-rsid="002a61b8" style:font-size-asian="14pt" style:font-size-complex="14pt"/>
    </style:style>
    <style:style style:name="P15" style:family="paragraph" style:parent-style-name="Standard">
      <style:paragraph-properties fo:line-height="115%"/>
      <style:text-properties style:font-name="FreeSans" fo:font-size="14pt" fo:letter-spacing="0.035cm" officeooo:rsid="002a61b8" officeooo:paragraph-rsid="003344ad" style:font-size-asian="14pt" style:font-size-complex="14pt"/>
    </style:style>
    <style:style style:name="P16" style:family="paragraph" style:parent-style-name="Standard">
      <style:paragraph-properties fo:line-height="115%"/>
      <style:text-properties style:font-name="FreeSans" fo:font-size="14pt" fo:letter-spacing="0.035cm" officeooo:rsid="002a61b8" officeooo:paragraph-rsid="00380309" style:font-size-asian="14pt" style:font-size-complex="14pt"/>
    </style:style>
    <style:style style:name="P17" style:family="paragraph" style:parent-style-name="Standard">
      <style:paragraph-properties fo:line-height="115%"/>
      <style:text-properties style:font-name="FreeSans" fo:font-size="14pt" fo:letter-spacing="0.035cm" officeooo:rsid="003344ad" officeooo:paragraph-rsid="003344ad" style:font-size-asian="14pt" style:font-size-complex="14pt"/>
    </style:style>
    <style:style style:name="P18" style:family="paragraph" style:parent-style-name="Standard">
      <style:paragraph-properties fo:line-height="115%"/>
      <style:text-properties style:font-name="FreeSans" fo:font-size="14pt" fo:letter-spacing="0.035cm" officeooo:rsid="003700c7" officeooo:paragraph-rsid="003700c7" style:font-size-asian="14pt" style:font-size-complex="14pt"/>
    </style:style>
    <style:style style:name="P19" style:family="paragraph" style:parent-style-name="Standard">
      <style:paragraph-properties fo:line-height="115%"/>
      <style:text-properties style:font-name="FreeSans" fo:font-size="14pt" fo:letter-spacing="0.035cm" officeooo:rsid="00380309" officeooo:paragraph-rsid="00380309" style:font-size-asian="14pt" style:font-size-complex="14pt"/>
    </style:style>
    <style:style style:name="P20" style:family="paragraph" style:parent-style-name="Standard">
      <style:paragraph-properties fo:line-height="115%"/>
      <style:text-properties style:font-name="FreeSans" fo:font-size="14pt" fo:letter-spacing="0.035cm" officeooo:rsid="0045d4f7" officeooo:paragraph-rsid="0045d4f7" style:font-size-asian="14pt" style:font-size-complex="14pt"/>
    </style:style>
    <style:style style:name="P21" style:family="paragraph" style:parent-style-name="Standard">
      <style:paragraph-properties fo:line-height="115%"/>
      <style:text-properties style:font-name="FreeSans" fo:font-size="14pt" fo:letter-spacing="0.035cm" officeooo:rsid="00518b00" officeooo:paragraph-rsid="00518b00" style:font-size-asian="14pt" style:font-size-complex="14pt"/>
    </style:style>
    <style:style style:name="P22" style:family="paragraph" style:parent-style-name="Standard">
      <style:paragraph-properties fo:line-height="115%"/>
      <style:text-properties style:font-name="FreeSans" fo:font-size="14pt" fo:letter-spacing="0.035cm" officeooo:rsid="0057ebb7" officeooo:paragraph-rsid="0057ebb7" style:font-size-asian="14pt" style:font-size-complex="14pt"/>
    </style:style>
    <style:style style:name="P23" style:family="paragraph" style:parent-style-name="Standard">
      <style:paragraph-properties fo:line-height="200%" fo:text-align="center" style:justify-single-word="false"/>
      <style:text-properties fo:letter-spacing="0.035cm" officeooo:rsid="0017e0f6" officeooo:paragraph-rsid="00304b5f"/>
    </style:style>
    <style:style style:name="P24"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25"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14830" officeooo:paragraph-rsid="00314830" style:font-size-asian="40pt" style:font-style-asian="italic" style:font-weight-asian="bold" style:font-size-complex="40pt" style:font-style-complex="italic" style:font-weight-complex="bold"/>
    </style:style>
    <style:style style:name="P26"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344ad" officeooo:paragraph-rsid="003344ad" style:font-size-asian="16pt" style:font-style-asian="italic" style:font-weight-asian="bold" style:font-size-complex="16pt" style:font-style-complex="italic" style:font-weight-complex="bold"/>
    </style:style>
    <style:style style:name="P27" style:family="paragraph" style:parent-style-name="Standard">
      <style:paragraph-properties fo:line-height="150%"/>
      <style:text-properties fo:color="#405e01" style:font-name="FreeSans" fo:font-size="15pt" fo:letter-spacing="0.035cm" fo:font-weight="bold" officeooo:rsid="003344ad" officeooo:paragraph-rsid="003344ad" style:font-size-asian="13.1000003814697pt" style:font-weight-asian="bold" style:font-size-complex="15pt" style:font-weight-complex="bold"/>
    </style:style>
    <style:style style:name="P28" style:family="paragraph" style:parent-style-name="Standard">
      <style:paragraph-properties fo:line-height="115%"/>
      <style:text-properties fo:color="#405e01" style:font-name="FreeSans" fo:font-size="15pt" fo:letter-spacing="0.035cm" fo:font-weight="bold" officeooo:rsid="003344ad" officeooo:paragraph-rsid="002a61b8" style:font-size-asian="13.1000003814697pt" style:font-weight-asian="bold" style:font-size-complex="15pt" style:font-weight-complex="bold"/>
    </style:style>
    <style:style style:name="P29" style:family="paragraph" style:parent-style-name="Standard">
      <style:paragraph-properties fo:line-height="150%"/>
      <style:text-properties fo:color="#405e01" style:font-name="FreeSans" fo:font-size="15pt" fo:letter-spacing="0.035cm" fo:font-weight="bold" officeooo:rsid="003700c7" officeooo:paragraph-rsid="003700c7" style:font-size-asian="13.1000003814697pt" style:font-weight-asian="bold" style:font-size-complex="15pt" style:font-weight-complex="bold"/>
    </style:style>
    <style:style style:name="P30" style:family="paragraph" style:parent-style-name="Standard">
      <style:paragraph-properties fo:line-height="150%"/>
      <style:text-properties fo:color="#405e01" style:font-name="FreeSans" fo:font-size="15pt" fo:letter-spacing="0.035cm" fo:font-weight="bold" officeooo:rsid="00380309" officeooo:paragraph-rsid="00380309" style:font-size-asian="13.1000003814697pt" style:font-weight-asian="bold" style:font-size-complex="15pt" style:font-weight-complex="bold"/>
    </style:style>
    <style:style style:name="P31"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32" style:family="paragraph" style:parent-style-name="Standard">
      <style:paragraph-properties fo:line-height="115%" fo:break-before="page"/>
      <style:text-properties fo:color="#2c3756" style:font-name="Lora" fo:font-size="25pt" fo:letter-spacing="0.035cm" fo:font-style="italic" officeooo:rsid="003344ad" officeooo:paragraph-rsid="003344ad" style:font-size-asian="25pt" style:font-style-asian="italic" style:font-size-complex="25pt" style:font-style-complex="italic"/>
    </style:style>
    <style:style style:name="P33" style:family="paragraph" style:parent-style-name="Standard">
      <style:paragraph-properties fo:line-height="150%" fo:break-before="page"/>
      <style:text-properties fo:color="#2c3756" style:font-name="FreeSans" fo:font-size="16pt" fo:letter-spacing="0.035cm" fo:font-style="italic" fo:text-shadow="none" style:text-underline-style="none" fo:font-weight="bold" officeooo:rsid="003700c7" officeooo:paragraph-rsid="003700c7" style:font-size-asian="16pt" style:font-style-asian="italic" style:font-weight-asian="bold" style:font-size-complex="16pt" style:font-style-complex="italic" style:font-weight-complex="bold"/>
    </style:style>
    <style:style style:name="P34" style:family="paragraph" style:parent-style-name="Standard" style:list-style-name="L1">
      <style:paragraph-properties fo:line-height="115%"/>
      <style:text-properties style:font-name="FreeSans" fo:font-size="14pt" fo:letter-spacing="0.035cm" officeooo:rsid="005c7a8a" officeooo:paragraph-rsid="005c7a8a" style:font-size-asian="14pt" style:font-size-complex="14pt"/>
    </style:style>
    <style:style style:name="P35" style:family="paragraph" style:parent-style-name="Standard">
      <style:paragraph-properties fo:line-height="115%"/>
      <style:text-properties style:font-name="FreeSans" fo:font-size="14pt" fo:letter-spacing="0.035cm" officeooo:rsid="005c7a8a" officeooo:paragraph-rsid="005c7a8a" style:font-size-asian="14pt" style:font-size-complex="14pt"/>
    </style:style>
    <style:style style:name="P36" style:family="paragraph">
      <loext:graphic-properties draw:fill-color="#2c3756"/>
    </style:style>
    <style:style style:name="P3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3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344ad"/>
    </style:style>
    <style:style style:name="T2" style:family="text">
      <style:text-properties officeooo:rsid="002ea5fe"/>
    </style:style>
    <style:style style:name="T3" style:family="text">
      <style:text-properties officeooo:rsid="00304b5f"/>
    </style:style>
    <style:style style:name="T4" style:family="text">
      <style:text-properties fo:font-weight="bold" officeooo:rsid="0063b697" style:font-weight-asian="bold" style:font-weight-complex="bold"/>
    </style:style>
    <style:style style:name="T5" style:family="text">
      <style:text-properties officeooo:rsid="002f1e74"/>
    </style:style>
    <style:style style:name="T6" style:family="text">
      <style:text-properties officeooo:rsid="00314830"/>
    </style:style>
    <style:style style:name="T7" style:family="text">
      <style:text-properties officeooo:rsid="0045d4f7"/>
    </style:style>
    <style:style style:name="T8" style:family="text">
      <style:text-properties officeooo:rsid="0047b7c0"/>
    </style:style>
    <style:style style:name="T9" style:family="text">
      <style:text-properties officeooo:rsid="00537473"/>
    </style:style>
    <style:style style:name="T10" style:family="text">
      <style:text-properties officeooo:rsid="0057ebb7"/>
    </style:style>
    <style:style style:name="T11" style:family="text">
      <style:text-properties officeooo:rsid="00596fb9"/>
    </style:style>
    <style:style style:name="T12" style:family="text">
      <style:text-properties officeooo:rsid="005db828"/>
    </style:style>
    <style:style style:name="T13" style:family="text">
      <style:text-properties officeooo:rsid="00405bf7"/>
    </style:style>
    <style:style style:name="T14"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36"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6" draw:name="Shape2" draw:style-name="gr4" draw:text-style-name="P36"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25">Resumen de reunión</text:p>
      <text:p text:style-name="P23"><draw:frame draw:style-name="fr2" draw:name="Image1" text:anchor-type="as-char" svg:width="14.6cm" svg:height="6.6cm" draw:z-index="8"><draw:image xlink:href="Pictures/1000020100000226000000FA04E233DC2B932CD2.png" xlink:type="simple" xlink:show="embed" xlink:actuate="onLoad" loext:mime-type="image/png"/></draw:frame></text:p>
      <text:p text:style-name="P24"><text:span text:style-name="T5">Proyecto </text:span><text:span text:style-name="T4">Colibrí</text:span></text:p>
      <text:p text:style-name="P11"/>
      <text:p text:style-name="P13">Asignatura</text:p>
      <text:p text:style-name="P11">Laboratorio de desarrollo de software</text:p>
      <text:p text:style-name="P11"/>
      <text:p text:style-name="P13">Autor</text:p>
      <text:p text:style-name="P12">Ariel Machini</text:p>
      <text:p text:style-name="P11"/>
      <text:p text:style-name="P13">Fecha de redacción</text:p>
      <text:p text:style-name="P11"><text:span text:style-name="T10">21</text:span>/<text:span text:style-name="T7">05</text:span>/<text:span text:style-name="T6">2020</text:span></text:p>
      <text:p text:style-name="P31"><draw:custom-shape text:anchor-type="paragraph" draw:z-index="1" draw:name="Shape1" draw:style-name="gr2" draw:text-style-name="P3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39" svg:width="6.501cm" svg:height="18.5cm" svg:x="0.499cm" svg:y="0.75cm"><draw:text-box><text:p text:style-name="P38"><text:span text:style-name="T14">Las actas de reunión, </text:span><text:span text:style-name="T14">constituyen los </text:span><text:span text:style-name="T14">documentos de referencia </text:span><text:span text:style-name="T14">y constancia de cada una </text:span><text:span text:style-name="T14">de las discusiones </text:span><text:span text:style-name="T14">llevadas a cabo por el </text:span><text:span text:style-name="T14">grupo en torno a diversos </text:span><text:span text:style-name="T14">temas que atañen al </text:span><text:span text:style-name="T14">conocimiento y </text:span><text:span text:style-name="T14">exploración del Sistema.</text:span></text:p></draw:text-box></draw:frame></text:p>
      <text:p text:style-name="P32">Resumen de reunión</text:p>
      <text:p text:style-name="P28"/>
      <text:p text:style-name="P26">Convocatoria</text:p>
      <text:p text:style-name="P27">Convoca la reunión</text:p>
      <text:p text:style-name="P22">Cinthia Lima</text:p>
      <text:p text:style-name="P17"/>
      <text:p text:style-name="P27">Fecha de convocatoria</text:p>
      <text:p text:style-name="P17"><text:span text:style-name="T10">20</text:span>/<text:span text:style-name="T10">05</text:span>/<text:span text:style-name="T7">2020</text:span></text:p>
      <text:p text:style-name="P17"/>
      <text:p text:style-name="P27">Medio de comunicación</text:p>
      <text:p text:style-name="P20">Verbal</text:p>
      <text:p text:style-name="P14"/>
      <text:p text:style-name="P26">Temario</text:p>
      <text:p text:style-name="P27">Fecha de la reunión</text:p>
      <text:p text:style-name="P22">21/05/2020</text:p>
      <text:p text:style-name="P17"/>
      <text:p text:style-name="P27">Hora de la reunión</text:p>
      <text:p text:style-name="P22">19:00 hs</text:p>
      <text:p text:style-name="P15"/>
      <text:p text:style-name="P27">Lugar de reunión</text:p>
      <text:p text:style-name="P21">Residencia universitaria de la UARG</text:p>
      <text:p text:style-name="P17"/>
      <text:p text:style-name="P27">Temario propuesto</text:p>
      <text:list xml:id="list2285806020" text:style-name="L1">
        <text:list-item>
          <text:p text:style-name="P34">Coordinación del plan de pruebas</text:p>
        </text:list-item>
        <text:list-item>
          <text:p text:style-name="P34">Definición de Plan de Calidad</text:p>
        </text:list-item>
        <text:list-item>
          <text:p text:style-name="P34">Redefinición de casos de prueba </text:p>
        </text:list-item>
        <text:list-item>
          <text:p text:style-name="P34">Pruebas: definición de módulos de importancia</text:p>
        </text:list-item>
      </text:list>
      <text:p text:style-name="P33">Desarrollo</text:p>
      <text:p text:style-name="P29">Clasificación</text:p>
      <text:p text:style-name="P18"><text:span text:style-name="T9">C</text:span>oordinación <text:span text:style-name="T11">y decisión.</text:span></text:p>
      <text:p text:style-name="P18"/>
      <text:p text:style-name="P29">Participantes</text:p>
      <text:p text:style-name="P18">Ariel Machini y Cinthia Lima.</text:p>
      <text:p text:style-name="P18"/>
      <text:p text:style-name="P29">Resoluciones</text:p>
      <text:p text:style-name="P35">Se concluyo en la siguientes iteración se redefiniran los casos de pruebas para los módulos más importantes de la aplicación web y que se crearan casos de prueba para todos los casos de uso de la aplicación móvil. Además se definirá un plan de calidad, si bien varias de las tareas que tienen que ver con la calidad fueron realizadas, no se estableció o se dejo constancia en un plan y es por eso que se decidió realizar un documento a fin. </text:p>
      <text:p text:style-name="P19"/>
      <text:p text:style-name="P30">Compromisos asumidos</text:p>
      <table:table table:name="Table1" table:style-name="Table1">
        <table:table-column table:style-name="Table1.A" table:number-columns-repeated="3"/>
        <table:table-row>
          <table:table-cell table:style-name="Table1.A1" office:value-type="string">
            <text:p text:style-name="P9">Compromiso</text:p>
          </table:table-cell>
          <table:table-cell table:style-name="Table1.A1" office:value-type="string">
            <text:p text:style-name="P9">Fecha tope</text:p>
          </table:table-cell>
          <table:table-cell table:style-name="Table1.C1" office:value-type="string">
            <text:p text:style-name="P9">Responsable</text:p>
          </table:table-cell>
        </table:table-row>
        <table:table-row>
          <table:table-cell table:style-name="Table1.A2" office:value-type="string">
            <text:p text:style-name="P7">Definir el nuevo plan de iteración</text:p>
          </table:table-cell>
          <table:table-cell table:style-name="Table1.B2" office:value-type="string">
            <text:p text:style-name="P7"><text:span text:style-name="T12">20</text:span>/0<text:span text:style-name="T12">5</text:span>/2<text:span text:style-name="T9">020</text:span></text:p>
          </table:table-cell>
          <table:table-cell table:style-name="Table1.C2" office:value-type="string">
            <text:p text:style-name="P8"><text:s/><text:span text:style-name="T13">Cinthia Lima</text:span></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344ad"/>
    </style:style>
    <style:style style:name="MT2" style:family="text">
      <style:text-properties officeooo:rsid="002ea5fe"/>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RESUMEN DE REUNIÓN — </text:span>PÁGINA <text:page-number text:select-page="current">3</text:page-number><text:s/>DE <text:page-count>4</text:page-count></text:p>
      </style:header>
      <style:header-first>
        <text:p text:style-name="MP2"><text:span text:style-name="MT2">TÍTULO DEL DOCUMENTO — </text:span>PÁGINA <text:page-number text:select-page="current">1</text:page-number><text:s/>DE <text:page-count>4</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7"><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20-05-27T21:37:39.734994195</dc:date>
    <dc:creator>Cinthia Lima</dc:creator>
    <meta:editing-duration>PT5H41M40S</meta:editing-duration>
    <meta:editing-cycles>59</meta:editing-cycles>
    <meta:generator>LibreOffice/6.0.7.3$Linux_X86_64 LibreOffice_project/00m0$Build-3</meta:generator>
    <meta:document-statistic meta:table-count="3" meta:image-count="3" meta:object-count="0" meta:page-count="4" meta:paragraph-count="53" meta:word-count="229" meta:character-count="1389" meta:non-whitespace-character-count="1209"/>
  </office:meta>
</office:document-meta>
</file>